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CS2" style:family="table-cell">
      <style:table-cell-properties fo:border="0.018cm solid #000000" fo:padding="0.1cm"/>
    </style:style>
    <style:style style:name="Table14954416733146.1" style:family="table-column">
      <style:table-column-properties style:rel-column-width="32767*"/>
    </style:style>
    <style:style style:name="Table14954416733146.2" style:family="table-column">
      <style:table-column-properties style:rel-column-width="32767*"/>
    </style:style>
    <style:style style:name="Table14954416733187.1" style:family="table-column">
      <style:table-column-properties style:rel-column-width="65534*"/>
    </style:style>
    <style:style style:name="Table14954416733112.1" style:family="table-column">
      <style:table-column-properties style:rel-column-width="13254*"/>
    </style:style>
    <style:style style:name="Table14954416733112.2" style:family="table-column">
      <style:table-column-properties style:rel-column-width="26508*"/>
    </style:style>
    <style:style style:name="Table14954416733112.3" style:family="table-column">
      <style:table-column-properties style:rel-column-width="25771*"/>
    </style:style>
    <style:style style:name="Table14954416733162" style:family="table" style:parent-style-name="podTable">
      <style:table-properties style:width="17.59cm" style:rel-width="100.0%" table:table-align="left" table:align="left"/>
    </style:style>
    <style:style style:name="CS5" style:family="table-cell">
      <style:table-cell-properties fo:border="0.018cm solid #000000" fo:background-color="#FFCC33" fo:padding="0.5cm"/>
    </style:style>
    <style:style style:name="CS7" style:family="table-cell">
      <style:table-cell-properties fo:border="0.018cm solid #000000" fo:background-color="#eb9eb9" fo:padding="0.5cm"/>
    </style:style>
    <style:style style:name="CS9" style:family="table-cell">
      <style:table-cell-properties fo:border="0.018cm solid #000000" fo:background-color="#008000" fo:padding="0.5cm"/>
    </style:style>
    <style:style style:name="Table14954416733162.1" style:family="table-column">
      <style:table-column-properties style:rel-column-width="65534*"/>
    </style:style>
    <style:style style:name="CS11" style:family="table-cell">
      <style:table-cell-properties fo:border="0.018cm solid #000000" fo:background-color="#e6e6e6" fo:padding="0.0cm"/>
    </style:style>
    <style:style style:name="CS14" style:family="table-cell">
      <style:table-cell-properties fo:border="0.018cm solid #000000" fo:padding="0.0cm"/>
    </style:style>
    <style:style style:name="Table14954416733261.1" style:family="table-column">
      <style:table-column-properties style:rel-column-width="12754*"/>
    </style:style>
    <style:style style:name="Table14954416733261.2" style:family="table-column">
      <style:table-column-properties style:rel-column-width="2199*"/>
    </style:style>
    <style:style style:name="Table14954416733261.3" style:family="table-column">
      <style:table-column-properties style:rel-column-width="2199*"/>
    </style:style>
    <style:style style:name="Table14954416733261.4" style:family="table-column">
      <style:table-column-properties style:rel-column-width="2199*"/>
    </style:style>
    <style:style style:name="Table14954416733261.5" style:family="table-column">
      <style:table-column-properties style:rel-column-width="2199*"/>
    </style:style>
    <style:style style:name="Table14954416733261.6" style:family="table-column">
      <style:table-column-properties style:rel-column-width="2199*"/>
    </style:style>
    <style:style style:name="Table14954416733261.7" style:family="table-column">
      <style:table-column-properties style:rel-column-width="2199*"/>
    </style:style>
    <style:style style:name="Table14954416733261.8" style:family="table-column">
      <style:table-column-properties style:rel-column-width="2199*"/>
    </style:style>
    <style:style style:name="Table14954416733261.9" style:family="table-column">
      <style:table-column-properties style:rel-column-width="2199*"/>
    </style:style>
    <style:style style:name="Table14954416733261.10" style:family="table-column">
      <style:table-column-properties style:rel-column-width="2199*"/>
    </style:style>
    <style:style style:name="Table14954416733261.11" style:family="table-column">
      <style:table-column-properties style:rel-column-width="2199*"/>
    </style:style>
    <style:style style:name="Table14954416733261.12" style:family="table-column">
      <style:table-column-properties style:rel-column-width="2199*"/>
    </style:style>
    <style:style style:name="Table14954416733261.13" style:family="table-column">
      <style:table-column-properties style:rel-column-width="2199*"/>
    </style:style>
    <style:style style:name="Table14954416733261.14" style:family="table-column">
      <style:table-column-properties style:rel-column-width="2199*"/>
    </style:style>
    <style:style style:name="Table14954416733261.15" style:family="table-column">
      <style:table-column-properties style:rel-column-width="2199*"/>
    </style:style>
    <style:style style:name="Table14954416733261.16" style:family="table-column">
      <style:table-column-properties style:rel-column-width="2199*"/>
    </style:style>
    <style:style style:name="Table14954416733261.17" style:family="table-column">
      <style:table-column-properties style:rel-column-width="2199*"/>
    </style:style>
    <style:style style:name="Table14954416733261.18" style:family="table-column">
      <style:table-column-properties style:rel-column-width="2199*"/>
    </style:style>
    <style:style style:name="Table14954416733261.19" style:family="table-column">
      <style:table-column-properties style:rel-column-width="2199*"/>
    </style:style>
    <style:style style:name="Table14954416733261.20" style:family="table-column">
      <style:table-column-properties style:rel-column-width="2199*"/>
    </style:style>
    <style:style style:name="Table14954416733261.21" style:family="table-column">
      <style:table-column-properties style:rel-column-width="2199*"/>
    </style:style>
    <style:style style:name="Table14954416733261.22" style:family="table-column">
      <style:table-column-properties style:rel-column-width="2199*"/>
    </style:style>
    <style:style style:name="Table14954416733261.23" style:family="table-column">
      <style:table-column-properties style:rel-column-width="2199*"/>
    </style:style>
    <style:style style:name="Table14954416733261.24" style:family="table-column">
      <style:table-column-properties style:rel-column-width="2199*"/>
    </style:style>
    <style:style style:name="Table14954416733261.25" style:family="table-column">
      <style:table-column-properties style:rel-column-width="2199*"/>
    </style:style>
    <style:style style:name="Table14954416733340" style:family="table" style:parent-style-name="podTable">
      <style:table-properties style:width="17.59cm" style:rel-width="100.0%" table:table-align="left" table:align="left"/>
    </style:style>
    <style:style style:name="CS17" style:family="table-cell">
      <style:table-cell-properties fo:padding="0.1cm" fo:border="none"/>
    </style:style>
    <style:style style:name="Table14954416733398.1" style:family="table-column">
      <style:table-column-properties style:rel-column-width="32767*"/>
    </style:style>
    <style:style style:name="Table14954416733398.2" style:family="table-column">
      <style:table-column-properties style:rel-column-width="32767*"/>
    </style:style>
    <style:style style:name="Table1495441673334.1" style:family="table-column">
      <style:table-column-properties style:rel-column-width="65534*"/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name="Table14954416733112" table:style-name="podTable">
        <table:table-column table:style-name="Table14954416733112.1"/>
        <table:table-column table:style-name="Table14954416733112.2"/>
        <table:table-column table:style-name="Table14954416733112.3"/>
        <table:table-row>
          <table:table-cell table:style-name="podCell">
            <text:p text:style-name="podCellContent">Table 1<text:line-break/></text:p>
          </table:table-cell>
          <table:table-cell table:style-name="podCell" table:number-columns-spanned="2">
            <text:p text:style-name="podCellContent">aaaaa<text:line-break/></text:p>
          </table:table-cell>
        </table:table-row>
        <table:table-row>
          <table:table-cell table:style-name="podCell">
            <text:p text:style-name="podCellContent">zzz<text:line-break/></text:p>
          </table:table-cell>
          <table:table-cell table:style-name="podCell">
            <table:table table:name="Table14954416733146" table:style-name="podTable">
              <table:table-column table:style-name="Table14954416733146.1"/>
              <table:table-column table:style-name="Table14954416733146.2"/>
              <table:table-row>
                <table:table-cell table:style-name="CS2">
                  <text:p text:style-name="CS1">SubTableA</text:p>
                </table:table-cell>
                <table:table-cell table:style-name="CS2">
                  <text:p text:style-name="podCellContent">SubTableB</text:p>
                </table:table-cell>
              </table:table-row>
              <table:table-row>
                <table:table-cell table:style-name="CS2">
                  <text:p text:style-name="podCellContent">SubTableC</text:p>
                </table:table-cell>
                <table:table-cell table:style-name="CS2">
                  <text:p text:style-name="podCellContent">SubTableD</text:p>
                </table:table-cell>
              </table:table-row>
            </table:table>
          </table:table-cell>
          <table:table-cell table:style-name="podCell">
            <text:p text:style-name="podCellContent"><text:span text:style-name="CS3">Hello</text:span> blabla</text:p>
            <table:table table:name="Table14954416733187" table:style-name="podTable">
              <table:table-column table:style-name="Table14954416733187.1"/>
              <table:table-row>
                <table:table-cell table:style-name="podCell">
                  <text:p text:style-name="podCellContent">SubTableOneRowOneColumn</text:p>
                </table:table-cell>
              </table:table-row>
            </table:table>
            <text:p/>
          </table:table-cell>
        </table:table-row>
        <table:table-row>
          <table:table-cell table:style-name="podCell">
            <text:p text:style-name="podCellContent">Within a <text:span text:style-name="CS3">para</text:span>graph</text:p>
          </table:table-cell>
          <table:table-cell table:style-name="podCell">
            <text:p text:style-name="podCellContent"><text:span text:style-name="CS3">Hello</text:span> non bold</text:p>
          </table:table-cell>
          <table:table-cell table:style-name="podCell">
            <text:p text:style-name="podCellContent">Hello <text:span text:style-name="CS3">bold</text:span> not bold</text:p>
          </table:table-cell>
        </table:table-row>
      </table:table>
      <text:p/>
      <table:table table:name="Table14954416733162" table:style-name="Table14954416733162">
        <table:table-column table:style-name="Table14954416733162.1"/>
        <table:table-row>
          <table:table-cell table:style-name="CS5">
            <text:p text:style-name="CS4">Fond en RVB et texte vert</text:p>
          </table:table-cell>
        </table:table-row>
        <table:table-row>
          <table:table-cell table:style-name="CS7">
            <text:p text:style-name="CS6">Dans un &lt;p&gt; fond en # et texte bleu</text:p>
          </table:table-cell>
        </table:table-row>
        <table:table-row>
          <table:table-cell table:style-name="CS9">
            <text:p text:style-name="CS8">Fond en HTML color et texte gris</text:p>
          </table:table-cell>
        </table:table-row>
      </table:table>
      <text:p/>
      <table:table table:name="Table14954416733261" table:style-name="podTable">
        <table:table-column table:style-name="Table14954416733261.1"/>
        <table:table-column table:style-name="Table14954416733261.2"/>
        <table:table-column table:style-name="Table14954416733261.3"/>
        <table:table-column table:style-name="Table14954416733261.4"/>
        <table:table-column table:style-name="Table14954416733261.5"/>
        <table:table-column table:style-name="Table14954416733261.6"/>
        <table:table-column table:style-name="Table14954416733261.7"/>
        <table:table-column table:style-name="Table14954416733261.8"/>
        <table:table-column table:style-name="Table14954416733261.9"/>
        <table:table-column table:style-name="Table14954416733261.10"/>
        <table:table-column table:style-name="Table14954416733261.11"/>
        <table:table-column table:style-name="Table14954416733261.12"/>
        <table:table-column table:style-name="Table14954416733261.13"/>
        <table:table-column table:style-name="Table14954416733261.14"/>
        <table:table-column table:style-name="Table14954416733261.15"/>
        <table:table-column table:style-name="Table14954416733261.16"/>
        <table:table-column table:style-name="Table14954416733261.17"/>
        <table:table-column table:style-name="Table14954416733261.18"/>
        <table:table-column table:style-name="Table14954416733261.19"/>
        <table:table-column table:style-name="Table14954416733261.20"/>
        <table:table-column table:style-name="Table14954416733261.21"/>
        <table:table-column table:style-name="Table14954416733261.22"/>
        <table:table-column table:style-name="Table14954416733261.23"/>
        <table:table-column table:style-name="Table14954416733261.24"/>
        <table:table-column table:style-name="Table14954416733261.25"/>
        <table:table-row>
          <table:table-cell table:style-name="CS11">
            <text:p text:style-name="CS10">Température</text:p>
          </table:table-cell>
          <table:table-cell table:style-name="CS11" table:number-columns-spanned="2">
            <text:p text:style-name="podHeaderCellContent"><text:span text:style-name="CS12">Janvier</text:span></text:p>
          </table:table-cell>
          <table:table-cell table:style-name="CS11" table:number-columns-spanned="2">
            <text:p text:style-name="podHeaderCellContent"><text:span text:style-name="CS12">Février</text:span></text:p>
          </table:table-cell>
          <table:table-cell table:style-name="CS11" table:number-columns-spanned="2">
            <text:p text:style-name="podHeaderCellContent"><text:span text:style-name="CS12">Mars</text:span></text:p>
          </table:table-cell>
          <table:table-cell table:style-name="CS11" table:number-columns-spanned="2">
            <text:p text:style-name="podHeaderCellContent"><text:span text:style-name="CS12">Avril</text:span></text:p>
          </table:table-cell>
          <table:table-cell table:style-name="CS11" table:number-columns-spanned="2">
            <text:p text:style-name="podHeaderCellContent"><text:span text:style-name="CS12">Mai</text:span></text:p>
          </table:table-cell>
          <table:table-cell table:style-name="CS11" table:number-columns-spanned="2">
            <text:p text:style-name="podHeaderCellContent"><text:span text:style-name="CS12">Juin</text:span></text:p>
          </table:table-cell>
          <table:table-cell table:style-name="CS11" table:number-columns-spanned="2">
            <text:p text:style-name="podHeaderCellContent"><text:span text:style-name="CS12">Juillet</text:span></text:p>
          </table:table-cell>
          <table:table-cell table:style-name="CS11" table:number-columns-spanned="2">
            <text:p text:style-name="podHeaderCellContent"><text:span text:style-name="CS12">Août</text:span></text:p>
          </table:table-cell>
          <table:table-cell table:style-name="CS11" table:number-columns-spanned="2">
            <text:p text:style-name="podHeaderCellContent"><text:span text:style-name="CS12">Septembre</text:span></text:p>
          </table:table-cell>
          <table:table-cell table:style-name="CS11" table:number-columns-spanned="2">
            <text:p text:style-name="podHeaderCellContent"><text:span text:style-name="CS12">Octobre</text:span></text:p>
          </table:table-cell>
          <table:table-cell table:style-name="CS11" table:number-columns-spanned="2">
            <text:p text:style-name="podHeaderCellContent"><text:span text:style-name="CS12">Novembre</text:span></text:p>
          </table:table-cell>
          <table:table-cell table:style-name="CS11" table:number-columns-spanned="2">
            <text:p text:style-name="podHeaderCellContent"><text:span text:style-name="CS12">Décembre</text:span></text:p>
          </table:table-cell>
        </table:table-row>
        <table:table-row>
          <table:table-cell table:style-name="CS14" table:number-rows-spanned="5">
            <text:p text:style-name="CS13">Les cinq mois les plus chauds</text:p>
          </table:table-cell>
          <table:table-cell table:style-name="CS14">
            <text:p text:style-name="podCellContent"><text:span text:style-name="CS15">1975</text:span></text:p>
          </table:table-cell>
          <table:table-cell table:style-name="CS14">
            <text:p text:style-name="podCellContent"><text:span text:style-name="CS15">6.3</text:span></text:p>
          </table:table-cell>
          <table:table-cell table:style-name="CS14">
            <text:p text:style-name="podCellContent"><text:span text:style-name="CS15">1990</text:span></text:p>
          </table:table-cell>
          <table:table-cell table:style-name="CS14">
            <text:p text:style-name="podCellContent"><text:span text:style-name="CS15">7.9</text:span></text:p>
          </table:table-cell>
          <table:table-cell table:style-name="CS14">
            <text:p text:style-name="podCellContent"><text:span text:style-name="CS15">1991</text:span></text:p>
          </table:table-cell>
          <table:table-cell table:style-name="CS14">
            <text:p text:style-name="podCellContent"><text:span text:style-name="CS15">9.5</text:span></text:p>
          </table:table-cell>
          <table:table-cell table:style-name="CS14">
            <text:p text:style-name="podCellContent"><text:span text:style-name="CS15">1987</text:span></text:p>
          </table:table-cell>
          <table:table-cell table:style-name="CS14">
            <text:p text:style-name="podCellContent"><text:span text:style-name="CS15">11.9</text:span></text:p>
          </table:table-cell>
          <table:table-cell table:style-name="CS14">
            <text:p text:style-name="podCellContent"><text:span text:style-name="CS16">1947</text:span></text:p>
          </table:table-cell>
          <table:table-cell table:style-name="CS14">
            <text:p text:style-name="podCellContent"><text:span text:style-name="CS15">15.8</text:span></text:p>
          </table:table-cell>
          <table:table-cell table:style-name="CS14">
            <text:p text:style-name="podCellContent"><text:span text:style-name="CS15">1976</text:span></text:p>
          </table:table-cell>
          <table:table-cell table:style-name="CS14">
            <text:p text:style-name="podCellContent"><text:span text:style-name="CS15">19.3</text:span></text:p>
          </table:table-cell>
          <table:table-cell table:style-name="CS14">
            <text:p text:style-name="podCellContent"><text:span text:style-name="CS15">1994</text:span></text:p>
          </table:table-cell>
          <table:table-cell table:style-name="CS14">
            <text:p text:style-name="podCellContent"><text:span text:style-name="CS15">21.8</text:span></text:p>
          </table:table-cell>
          <table:table-cell table:style-name="CS14">
            <text:p text:style-name="podCellContent"><text:span text:style-name="CS15">1997</text:span></text:p>
          </table:table-cell>
          <table:table-cell table:style-name="CS14">
            <text:p text:style-name="podCellContent"><text:span text:style-name="CS15">21.2</text:span></text:p>
          </table:table-cell>
          <table:table-cell table:style-name="CS14">
            <text:p text:style-name="podCellContent"><text:span text:style-name="CS15">1949</text:span></text:p>
          </table:table-cell>
          <table:table-cell table:style-name="CS14">
            <text:p text:style-name="podCellContent"><text:span text:style-name="CS15">17.7</text:span></text:p>
          </table:table-cell>
          <table:table-cell table:style-name="CS14">
            <text:p text:style-name="podCellContent"><text:span text:style-name="CS15">1921</text:span></text:p>
          </table:table-cell>
          <table:table-cell table:style-name="CS14">
            <text:p text:style-name="podCellContent"><text:span text:style-name="CS15">14.0</text:span></text:p>
          </table:table-cell>
          <table:table-cell table:style-name="CS14">
            <text:p text:style-name="podCellContent"><text:span text:style-name="CS15">1994</text:span></text:p>
          </table:table-cell>
          <table:table-cell table:style-name="CS14">
            <text:p text:style-name="podCellContent"><text:span text:style-name="CS15">10.4</text:span></text:p>
          </table:table-cell>
          <table:table-cell table:style-name="CS14">
            <text:p text:style-name="podCellContent"><text:span text:style-name="CS15">1934</text:span></text:p>
          </table:table-cell>
          <table:table-cell table:style-name="CS14">
            <text:p text:style-name="podCellContent"><text:span text:style-name="CS15">7.5</text:span></text:p>
          </table:table-cell>
        </table:table-row>
      </table:table>
      <table:table table:name="Table14954416733340" table:style-name="Table14954416733340"/>
      <text:p/>
      <table:table table:name="Table14954416733398" table:style-name="podTable">
        <table:table-column table:style-name="Table14954416733398.1"/>
        <table:table-column table:style-name="Table14954416733398.2"/>
        <table:table-row>
          <table:table-cell table:style-name="CS17">
            <text:p text:style-name="podCellContent">A table</text:p>
          </table:table-cell>
          <table:table-cell table:style-name="CS17">
            <text:p text:style-name="podCellContent">without</text:p>
          </table:table-cell>
        </table:table-row>
        <table:table-row>
          <table:table-cell table:style-name="CS17" table:number-columns-spanned="2">
            <text:p text:style-name="CS18">b o r d e r</text:p>
          </table:table-cell>
        </table:table-row>
      </table:table>
      <text:p/>
      <table:table table:name="Table1495441673334" table:style-name="podTable">
        <table:table-column table:style-name="Table1495441673334.1"/>
        <table:table-row>
          <table:table-cell table:style-name="podCell">
            <text:p text:style-name="podCellContent">1</text:p>
          </table:table-cell>
        </table:table-row>
        <table:table-row>
          <table:table-cell table:style-name="podCell">
            <text:p text:style-name="podCellContent">2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podCellContent">
      <style:text-properties fo:font-size="75.0%"/>
    </style:style>
    <style:style style:name="CS3" style:family="text">
      <style:text-properties fo:font-weight="bold"/>
    </style:style>
    <style:style style:name="CS4" style:family="paragraph" style:parent-style-name="podCellContent">
      <style:text-properties fo:color="#54C221"/>
    </style:style>
    <style:style style:name="CS6" style:family="paragraph" style:parent-style-name="podCellContent">
      <style:text-properties fo:color="#205c90"/>
    </style:style>
    <style:style style:name="CS8" style:family="paragraph" style:parent-style-name="podCellContent">
      <style:text-properties fo:color="#808080"/>
    </style:style>
    <style:style style:name="CS10" style:family="paragraph" style:parent-style-name="podCellContent">
      <style:text-properties fo:font-size="0.226cm"/>
    </style:style>
    <style:style style:name="CS12" style:family="text">
      <style:text-properties fo:font-size="0.226cm"/>
    </style:style>
    <style:style style:name="CS13" style:family="paragraph" style:parent-style-name="podCellContent">
      <style:text-properties fo:font-size="0.204cm"/>
    </style:style>
    <style:style style:name="CS15" style:family="text">
      <style:text-properties fo:font-size="0.204cm"/>
    </style:style>
    <style:style style:name="CS16" style:family="text">
      <style:text-properties fo:color="#ff0000" fo:font-size="0.204cm"/>
    </style:style>
    <style:style style:name="CS18" style:family="paragraph" style:parent-style-name="podCellContent">
      <style:paragraph-properties fo:text-align="center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